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137991" officeooo:paragraph-rsid="001e2daa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206d01" officeooo:paragraph-rsid="001e2da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436fd" officeooo:paragraph-rsid="001e2daa" style:language-asian="zxx" style:country-asian="none" style:language-complex="zxx" style:country-complex="none"/>
    </style:style>
    <style:style style:name="T1" style:family="text">
      <style:text-properties officeooo:rsid="0013cef5"/>
    </style:style>
    <style:style style:name="T2" style:family="text">
      <style:text-properties officeooo:rsid="00206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.<text:span text:style-name="T1">4</text:span>: Diagrama de Ventas <text:span text:style-name="T1">3</text:span> (<text:span text:style-name="T1">Catálogo, </text:span><text:span text:style-name="T2">recomendador, </text:span><text:span text:style-name="T1">packs y búsquedas</text:span>):</text:p>
      <text:p text:style-name="P2">El cliente tiene acceso al catálogo (para ver todos los productos que hay a la venta), el cual se ordena de cierta manera según el recomendador (no se recomiendan comprados ni productos valorados de mala manera por el usuario y se recomiendan más los productos similares a los que ha comprado el cliente y los que han comprado clientes similares a él).</text:p>
      <text:p text:style-name="P2">Este catálogo tiene un sistema de búsqueda por filtros (rating, precio y categorías jerárquicas), que se pueden ordenar según el número de ventas, el número de comentarios o en orden alfabético <text:s/>de forma ascendente o descendente.</text:p>
      <text:p text:style-name="P2">Tanto el gestor como los empleados con permiso de productos pueden crear packs que están formados por otros productos y packs y tienen un precio menor que el total de los productos que los conforman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18:54:15.178506248</meta:creation-date>
    <dc:date>2026-02-25T19:35:25.766369006</dc:date>
    <meta:editing-duration>PT23S</meta:editing-duration>
    <meta:editing-cycles>2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4" meta:word-count="143" meta:character-count="852" meta:non-whitespace-character-count="712"/>
  </office:meta>
</office:document-meta>
</file>